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4000001CAADF0FEC1CD7BEA0F.png" manifest:media-type="image/png"/>
  <manifest:file-entry manifest:full-path="Pictures/100437D4000139780000836E4F22A9508935CC44.svg" manifest:media-type="image/svg+xml"/>
  <manifest:file-entry manifest:full-path="Pictures/100484DA0001278E0000A6B5BABCB0FD68E27A81.svg" manifest:media-type="image/svg+xml"/>
  <manifest:file-entry manifest:full-path="Pictures/10000201000003AE00000213DBB803B6ECB0E100.png" manifest:media-type="image/png"/>
  <manifest:file-entry manifest:full-path="Pictures/100002010000035700000249FF2FB5C4C8D144B6.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350280000ECDA000064D7E11B400C9E35251E.svg" manifest:media-type="image/svg+xml"/>
  <manifest:file-entry manifest:full-path="Pictures/1000020100000100000000C08A8945C478EC2B9E.png" manifest:media-type="image/png"/>
  <manifest:file-entry manifest:full-path="Pictures/1000000000000500000002D0571708F5C8138FA0.jpg" manifest:media-type="image/jpeg"/>
  <manifest:file-entry manifest:full-path="Pictures/10000201000000400000003055E5F98336CBF2EC.png" manifest:media-type="image/png"/>
  <manifest:file-entry manifest:full-path="Pictures/100002010000043C000001CDC544788B24B9E7D6.png" manifest:media-type="image/png"/>
  <manifest:file-entry manifest:full-path="Pictures/10064D83000130600000D00D360DF414EE0AB15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text-properties officeooo:rsid="0032913c" officeooo:paragraph-rsid="00c958bb"/>
    </style:style>
    <style:style style:name="P47" style:family="paragraph" style:parent-style-name="Text_20_body">
      <style:text-properties officeooo:rsid="0075f98e" officeooo:paragraph-rsid="0075f98e"/>
    </style:style>
    <style:style style:name="P48" style:family="paragraph" style:parent-style-name="Text_20_body">
      <style:text-properties officeooo:rsid="00ec0d17" officeooo:paragraph-rsid="00ec0d17"/>
    </style:style>
    <style:style style:name="P49" style:family="paragraph" style:parent-style-name="Text_20_body">
      <style:text-properties officeooo:rsid="00eccf93" officeooo:paragraph-rsid="00eccf93"/>
    </style:style>
    <style:style style:name="P50" style:family="paragraph" style:parent-style-name="Text_20_body">
      <style:text-properties officeooo:rsid="00f243d4" officeooo:paragraph-rsid="00f243d4"/>
    </style:style>
    <style:style style:name="P51" style:family="paragraph" style:parent-style-name="Text_20_body">
      <style:text-properties officeooo:rsid="00bcf00d" officeooo:paragraph-rsid="00bcf00d"/>
    </style:style>
    <style:style style:name="P52" style:family="paragraph" style:parent-style-name="Text_20_body">
      <style:text-properties officeooo:rsid="00f01d7b" officeooo:paragraph-rsid="010062f9"/>
    </style:style>
    <style:style style:name="P53" style:family="paragraph" style:parent-style-name="Text_20_body">
      <style:text-properties officeooo:rsid="00ee6560" officeooo:paragraph-rsid="00ee6560"/>
    </style:style>
    <style:style style:name="P54" style:family="paragraph" style:parent-style-name="Text_20_body">
      <style:paragraph-properties fo:line-height="150%"/>
      <style:text-properties officeooo:paragraph-rsid="010e53cf"/>
    </style:style>
    <style:style style:name="P55" style:family="paragraph" style:parent-style-name="Text_20_body">
      <style:paragraph-properties fo:margin-top="0cm" fo:margin-bottom="0cm" loext:contextual-spacing="true"/>
      <style:text-properties officeooo:rsid="002c7c3e" officeooo:paragraph-rsid="0034916a"/>
    </style:style>
    <style:style style:name="P56" style:family="paragraph" style:parent-style-name="Text_20_body">
      <style:paragraph-properties fo:margin-top="0cm" fo:margin-bottom="0cm" loext:contextual-spacing="true"/>
      <style:text-properties officeooo:rsid="002c4f78" officeooo:paragraph-rsid="002c5574"/>
    </style:style>
    <style:style style:name="P57" style:family="paragraph" style:parent-style-name="Text_20_body">
      <style:paragraph-properties fo:margin-top="0cm" fo:margin-bottom="0cm" loext:contextual-spacing="true"/>
      <style:text-properties officeooo:rsid="003292c8" officeooo:paragraph-rsid="002c4f78"/>
    </style:style>
    <style:style style:name="P58" style:family="paragraph" style:parent-style-name="Text_20_body">
      <style:paragraph-properties fo:margin-top="0cm" fo:margin-bottom="0.25cm" loext:contextual-spacing="true"/>
      <style:text-properties officeooo:rsid="002c7c3e" officeooo:paragraph-rsid="002c7c3e"/>
    </style:style>
    <style:style style:name="P59" style:family="paragraph" style:parent-style-name="Text_20_body">
      <style:paragraph-properties fo:margin-top="0cm" fo:margin-bottom="0.25cm" loext:contextual-spacing="true"/>
      <style:text-properties officeooo:rsid="00360de5" officeooo:paragraph-rsid="00360de5"/>
    </style:style>
    <style:style style:name="P60" style:family="paragraph" style:parent-style-name="Text_20_body">
      <style:paragraph-properties fo:margin-top="0cm" fo:margin-bottom="0.25cm" loext:contextual-spacing="true"/>
      <style:text-properties officeooo:rsid="0095dc56" officeooo:paragraph-rsid="0095dc56"/>
    </style:style>
    <style:style style:name="P61" style:family="paragraph" style:parent-style-name="Text_20_body">
      <style:paragraph-properties fo:margin-top="0cm" fo:margin-bottom="0.25cm" loext:contextual-spacing="true"/>
      <style:text-properties officeooo:rsid="009af8bd" officeooo:paragraph-rsid="00a57fee"/>
    </style:style>
    <style:style style:name="P62" style:family="paragraph" style:parent-style-name="Text_20_body">
      <style:paragraph-properties fo:break-before="page"/>
      <style:text-properties officeooo:paragraph-rsid="00407e34"/>
    </style:style>
    <style:style style:name="P63" style:family="paragraph" style:parent-style-name="Légende_20_Figure">
      <style:text-properties officeooo:paragraph-rsid="005e868a"/>
    </style:style>
    <style:style style:name="P64" style:family="paragraph" style:parent-style-name="Text_20_body" style:list-style-name="L5">
      <style:text-properties fo:font-weight="normal" officeooo:rsid="003292c8" officeooo:paragraph-rsid="00485d75" style:font-weight-asian="normal" style:font-weight-complex="normal"/>
    </style:style>
    <style:style style:name="P65" style:family="paragraph" style:parent-style-name="Text_20_body" style:list-style-name="L7">
      <style:text-properties officeooo:rsid="0069adc7"/>
    </style:style>
    <style:style style:name="P66" style:family="paragraph" style:parent-style-name="Text_20_body" style:list-style-name="L7">
      <style:text-properties officeooo:rsid="0069adc7" officeooo:paragraph-rsid="0069adc7"/>
    </style:style>
    <style:style style:name="P67" style:family="paragraph" style:parent-style-name="Text_20_body" style:list-style-name="L7">
      <style:text-properties officeooo:rsid="00ccb264" officeooo:paragraph-rsid="00ccb264"/>
    </style:style>
    <style:style style:name="P68" style:family="paragraph" style:parent-style-name="Text_20_body" style:list-style-name="L10">
      <style:text-properties officeooo:rsid="00ccb264" officeooo:paragraph-rsid="00b26b1f"/>
    </style:style>
    <style:style style:name="P69" style:family="paragraph" style:parent-style-name="Text_20_body" style:list-style-name="L10">
      <style:text-properties officeooo:rsid="009d1420" officeooo:paragraph-rsid="00b26b1f"/>
    </style:style>
    <style:style style:name="P70" style:family="paragraph" style:parent-style-name="Text_20_body" style:list-style-name="L10">
      <style:text-properties officeooo:rsid="009d1420" officeooo:paragraph-rsid="00ccb264"/>
    </style:style>
    <style:style style:name="P71" style:family="paragraph" style:parent-style-name="Text_20_body" style:list-style-name="L10">
      <style:text-properties officeooo:rsid="009d1420" officeooo:paragraph-rsid="00ce5cb9"/>
    </style:style>
    <style:style style:name="P72" style:family="paragraph" style:parent-style-name="Text_20_body">
      <style:paragraph-properties fo:line-height="150%"/>
      <style:text-properties officeooo:rsid="0113eee2" officeooo:paragraph-rsid="011f6203"/>
    </style:style>
    <style:style style:name="P73" style:family="paragraph" style:parent-style-name="Text_20_body">
      <style:paragraph-properties fo:line-height="150%"/>
      <style:text-properties officeooo:rsid="01175a5a" officeooo:paragraph-rsid="011a8f65"/>
    </style:style>
    <style:style style:name="P74" style:family="paragraph" style:parent-style-name="Text_20_body">
      <style:paragraph-properties fo:line-height="150%"/>
      <style:text-properties officeooo:rsid="011a8f65" officeooo:paragraph-rsid="011a8f65"/>
    </style:style>
    <style:style style:name="P75" style:family="paragraph" style:parent-style-name="Text_20_body">
      <style:paragraph-properties fo:line-height="150%"/>
      <style:text-properties officeooo:rsid="012357ea" officeooo:paragraph-rsid="012357ea"/>
    </style:style>
    <style:style style:name="P76" style:family="paragraph" style:parent-style-name="Text_20_body">
      <style:text-properties officeooo:rsid="00ee6560" officeooo:paragraph-rsid="00ee6560"/>
    </style:style>
    <style:style style:name="P77" style:family="paragraph" style:parent-style-name="Text_20_body">
      <style:text-properties officeooo:rsid="00f5aad1" officeooo:paragraph-rsid="00f5aad1"/>
    </style:style>
    <style:style style:name="P78" style:family="paragraph" style:parent-style-name="Text_20_body">
      <style:text-properties officeooo:rsid="0126c1ae" officeooo:paragraph-rsid="0126c1ae"/>
    </style:style>
    <style:style style:name="P79" style:family="paragraph" style:parent-style-name="Text_20_body">
      <style:text-properties officeooo:rsid="00a0629f" officeooo:paragraph-rsid="00a0629f"/>
    </style:style>
    <style:style style:name="P80" style:family="paragraph" style:parent-style-name="Text_20_body">
      <style:text-properties officeooo:rsid="012dc56f" officeooo:paragraph-rsid="012dc56f"/>
    </style:style>
    <style:style style:name="P81" style:family="paragraph" style:parent-style-name="Text_20_body" style:list-style-name="L1">
      <style:paragraph-properties fo:margin-top="0cm" fo:margin-bottom="0cm" loext:contextual-spacing="true"/>
      <style:text-properties officeooo:rsid="003292c8" officeooo:paragraph-rsid="002c5574"/>
    </style:style>
    <style:style style:name="P82" style:family="paragraph" style:parent-style-name="Text_20_body" style:list-style-name="L1">
      <style:paragraph-properties fo:margin-top="0cm" fo:margin-bottom="0cm" loext:contextual-spacing="true"/>
      <style:text-properties officeooo:rsid="003292c8" officeooo:paragraph-rsid="002c4f78"/>
    </style:style>
    <style:style style:name="P83" style:family="paragraph" style:parent-style-name="Text_20_body" style:list-style-name="L1">
      <style:paragraph-properties fo:margin-top="0cm" fo:margin-bottom="0cm" loext:contextual-spacing="true"/>
      <style:text-properties officeooo:rsid="00613254" officeooo:paragraph-rsid="00613254"/>
    </style:style>
    <style:style style:name="P84" style:family="paragraph" style:parent-style-name="Text_20_body" style:list-style-name="L2">
      <style:paragraph-properties fo:margin-top="0cm" fo:margin-bottom="0cm" loext:contextual-spacing="true"/>
      <style:text-properties officeooo:rsid="002c7c3e" officeooo:paragraph-rsid="002c7c3e"/>
    </style:style>
    <style:style style:name="P85" style:family="paragraph" style:parent-style-name="Text_20_body" style:list-style-name="L3">
      <style:paragraph-properties fo:margin-top="0cm" fo:margin-bottom="0cm" loext:contextual-spacing="true"/>
      <style:text-properties officeooo:rsid="002c7c3e" officeooo:paragraph-rsid="0034916a"/>
    </style:style>
    <style:style style:name="P86" style:family="paragraph" style:parent-style-name="Text_20_body" style:list-style-name="L3">
      <style:paragraph-properties fo:margin-top="0cm" fo:margin-bottom="0cm" loext:contextual-spacing="true"/>
      <style:text-properties officeooo:rsid="002eb4df" officeooo:paragraph-rsid="0034916a"/>
    </style:style>
    <style:style style:name="P87" style:family="paragraph" style:parent-style-name="Text_20_body" style:list-style-name="L3">
      <style:paragraph-properties fo:margin-top="0cm" fo:margin-bottom="0cm" loext:contextual-spacing="true"/>
      <style:text-properties officeooo:rsid="002eb4df" officeooo:paragraph-rsid="002c7c3e"/>
    </style:style>
    <style:style style:name="P88" style:family="paragraph" style:parent-style-name="Text_20_body" style:list-style-name="L3">
      <style:paragraph-properties fo:margin-top="0cm" fo:margin-bottom="0cm" loext:contextual-spacing="true"/>
      <style:text-properties officeooo:rsid="002ef3d0" officeooo:paragraph-rsid="0034916a"/>
    </style:style>
    <style:style style:name="P89" style:family="paragraph" style:parent-style-name="Text_20_body" style:list-style-name="L3">
      <style:paragraph-properties fo:margin-top="0cm" fo:margin-bottom="0cm" loext:contextual-spacing="true"/>
      <style:text-properties officeooo:rsid="002ef3d0" officeooo:paragraph-rsid="003b388b"/>
    </style:style>
    <style:style style:name="P90" style:family="paragraph" style:parent-style-name="Text_20_body" style:list-style-name="L3">
      <style:paragraph-properties fo:margin-top="0cm" fo:margin-bottom="0cm" loext:contextual-spacing="true"/>
      <style:text-properties officeooo:rsid="002ef3d0" officeooo:paragraph-rsid="002ef3d0"/>
    </style:style>
    <style:style style:name="P91" style:family="paragraph" style:parent-style-name="Text_20_body" style:list-style-name="L4">
      <style:paragraph-properties fo:margin-top="0cm" fo:margin-bottom="0.25cm" loext:contextual-spacing="true"/>
      <style:text-properties officeooo:rsid="0030e042" officeooo:paragraph-rsid="0030e042"/>
    </style:style>
    <style:style style:name="P92" style:family="paragraph" style:parent-style-name="Text_20_body" style:list-style-name="L4">
      <style:paragraph-properties fo:margin-top="0cm" fo:margin-bottom="0.25cm" loext:contextual-spacing="true"/>
      <style:text-properties officeooo:rsid="0034916a" officeooo:paragraph-rsid="0030e042"/>
    </style:style>
    <style:style style:name="P93" style:family="paragraph" style:parent-style-name="Text_20_body" style:list-style-name="L4">
      <style:paragraph-properties fo:margin-top="0cm" fo:margin-bottom="0.25cm" loext:contextual-spacing="true"/>
      <style:text-properties officeooo:rsid="0034916a" officeooo:paragraph-rsid="0034916a"/>
    </style:style>
    <style:style style:name="P94" style:family="paragraph" style:parent-style-name="Text_20_body" style:list-style-name="L6">
      <style:paragraph-properties fo:margin-top="0cm" fo:margin-bottom="0.25cm" loext:contextual-spacing="true"/>
      <style:text-properties officeooo:rsid="00360de5" officeooo:paragraph-rsid="00360de5"/>
    </style:style>
    <style:style style:name="P95" style:family="paragraph" style:parent-style-name="Text_20_body" style:list-style-name="L6">
      <style:paragraph-properties fo:margin-top="0cm" fo:margin-bottom="0.25cm" loext:contextual-spacing="true"/>
      <style:text-properties officeooo:rsid="003d11b3" officeooo:paragraph-rsid="003d11b3"/>
    </style:style>
    <style:style style:name="P96" style:family="paragraph" style:parent-style-name="Text_20_body" style:list-style-name="L8">
      <style:paragraph-properties fo:margin-top="0cm" fo:margin-bottom="0.25cm" loext:contextual-spacing="true"/>
      <style:text-properties officeooo:rsid="0097e326" officeooo:paragraph-rsid="0097d599"/>
    </style:style>
    <style:style style:name="P97" style:family="paragraph" style:parent-style-name="Text_20_body" style:list-style-name="L9">
      <style:paragraph-properties fo:margin-top="0cm" fo:margin-bottom="0.25cm" loext:contextual-spacing="true"/>
      <style:text-properties officeooo:rsid="0095dc56" officeooo:paragraph-rsid="0095dc56"/>
    </style:style>
    <style:style style:name="P98" style:family="paragraph" style:parent-style-name="Text_20_body" style:list-style-name="L9">
      <style:paragraph-properties fo:margin-top="0cm" fo:margin-bottom="0.25cm" loext:contextual-spacing="true"/>
      <style:text-properties officeooo:rsid="0095dc56" officeooo:paragraph-rsid="0097d599"/>
    </style:style>
    <style:style style:name="P99"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00" style:family="paragraph" style:parent-style-name="Text_20_body" style:master-page-name="Landscape">
      <style:paragraph-properties style:page-number="auto" fo:break-before="page"/>
      <style:text-properties officeooo:rsid="00ba9782" officeooo:paragraph-rsid="00ba9782"/>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master-page-name="Standard">
      <style:paragraph-properties style:page-number="auto" fo:break-before="page"/>
    </style:style>
    <style:style style:name="P104" style:family="paragraph" style:parent-style-name="Heading_20_1" style:master-page-name="Standard">
      <style:paragraph-properties style:page-number="auto"/>
    </style:style>
    <style:style style:name="P105" style:family="paragraph" style:parent-style-name="Heading_20_2">
      <style:text-properties officeooo:rsid="009ccaa8" officeooo:paragraph-rsid="009ccaa8"/>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0e709d3"/>
    </style:style>
    <style:style style:name="P108" style:family="paragraph" style:parent-style-name="Heading_20_2">
      <style:paragraph-properties fo:break-before="page"/>
      <style:text-properties officeooo:paragraph-rsid="01010efb"/>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Heading_20_3">
      <style:text-properties officeooo:paragraph-rsid="003553d7"/>
    </style:style>
    <style:style style:name="P112" style:family="paragraph" style:parent-style-name="Heading_20_3" style:list-style-nam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0b8c7"/>
    </style:style>
    <style:style style:name="P115" style:family="paragraph" style:parent-style-name="Légende_20_Figure" style:master-page-name="Landscape">
      <style:paragraph-properties style:page-number="auto"/>
    </style:style>
    <style:style style:name="P116" style:family="paragraph" style:parent-style-name="Légende_20_Figure" style:master-page-name="Landscape">
      <style:paragraph-properties style:page-number="auto" fo:break-before="page"/>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fo:font-weight="bold" officeooo:rsid="01289a58" style:font-weight-asian="bold" style:font-weight-complex="bold"/>
    </style:style>
    <style:style style:name="T13" style:family="text">
      <style:text-properties officeooo:rsid="001bac2f"/>
    </style:style>
    <style:style style:name="T14" style:family="text">
      <style:text-properties officeooo:rsid="0011ae9f"/>
    </style:style>
    <style:style style:name="T15" style:family="text">
      <style:text-properties officeooo:rsid="0013edab"/>
    </style:style>
    <style:style style:name="T16" style:family="text">
      <style:text-properties officeooo:rsid="001cc2ec"/>
    </style:style>
    <style:style style:name="T17" style:family="text">
      <style:text-properties officeooo:rsid="001f1ce1"/>
    </style:style>
    <style:style style:name="T18" style:family="text">
      <style:text-properties officeooo:rsid="0021192d"/>
    </style:style>
    <style:style style:name="T19" style:family="text">
      <style:text-properties officeooo:rsid="00217e29"/>
    </style:style>
    <style:style style:name="T20" style:family="text">
      <style:text-properties officeooo:rsid="00231dc2"/>
    </style:style>
    <style:style style:name="T21" style:family="text">
      <style:text-properties officeooo:rsid="00272937"/>
    </style:style>
    <style:style style:name="T22" style:family="text">
      <style:text-properties officeooo:rsid="002c5574"/>
    </style:style>
    <style:style style:name="T23" style:family="text">
      <style:text-properties officeooo:rsid="002c7c3e"/>
    </style:style>
    <style:style style:name="T24" style:family="text">
      <style:text-properties officeooo:rsid="002eb4df"/>
    </style:style>
    <style:style style:name="T25" style:family="text">
      <style:text-properties officeooo:rsid="00327363"/>
    </style:style>
    <style:style style:name="T26" style:family="text">
      <style:text-properties officeooo:rsid="0032913c"/>
    </style:style>
    <style:style style:name="T27" style:family="text">
      <style:text-properties officeooo:rsid="003292c8"/>
    </style:style>
    <style:style style:name="T28" style:family="text">
      <style:text-properties officeooo:rsid="0034916a"/>
    </style:style>
    <style:style style:name="T29" style:family="text">
      <style:text-properties officeooo:rsid="003553d7"/>
    </style:style>
    <style:style style:name="T30" style:family="text">
      <style:text-properties officeooo:rsid="0038bd09"/>
    </style:style>
    <style:style style:name="T31" style:family="text">
      <style:text-properties officeooo:rsid="003b388b"/>
    </style:style>
    <style:style style:name="T32" style:family="text">
      <style:text-properties officeooo:rsid="003b5a94"/>
    </style:style>
    <style:style style:name="T33" style:family="text">
      <style:text-properties officeooo:rsid="003b85cb"/>
    </style:style>
    <style:style style:name="T34" style:family="text">
      <style:text-properties officeooo:rsid="003d8b21"/>
    </style:style>
    <style:style style:name="T35" style:family="text">
      <style:text-properties officeooo:rsid="0042dea7"/>
    </style:style>
    <style:style style:name="T36" style:family="text">
      <style:text-properties officeooo:rsid="004487dd"/>
    </style:style>
    <style:style style:name="T37" style:family="text">
      <style:text-properties officeooo:rsid="00459f49"/>
    </style:style>
    <style:style style:name="T38" style:family="text">
      <style:text-properties officeooo:rsid="00476663"/>
    </style:style>
    <style:style style:name="T39" style:family="text">
      <style:text-properties officeooo:rsid="00485d75"/>
    </style:style>
    <style:style style:name="T40" style:family="text">
      <style:text-properties officeooo:rsid="00557f93"/>
    </style:style>
    <style:style style:name="T41" style:family="text">
      <style:text-properties officeooo:rsid="005b3a01"/>
    </style:style>
    <style:style style:name="T42" style:family="text">
      <style:text-properties officeooo:rsid="0069adc7"/>
    </style:style>
    <style:style style:name="T43" style:family="text">
      <style:text-properties officeooo:rsid="006b549b"/>
    </style:style>
    <style:style style:name="T44" style:family="text">
      <style:text-properties officeooo:rsid="006b87b3"/>
    </style:style>
    <style:style style:name="T45" style:family="text">
      <style:text-properties officeooo:rsid="006d6802"/>
    </style:style>
    <style:style style:name="T46" style:family="text">
      <style:text-properties officeooo:rsid="006e6d00"/>
    </style:style>
    <style:style style:name="T47" style:family="text">
      <style:text-properties officeooo:rsid="00719d18"/>
    </style:style>
    <style:style style:name="T48" style:family="text">
      <style:text-properties officeooo:rsid="0075f98e"/>
    </style:style>
    <style:style style:name="T49" style:family="text">
      <style:text-properties officeooo:rsid="00790cc4"/>
    </style:style>
    <style:style style:name="T50" style:family="text">
      <style:text-properties officeooo:rsid="007ae0bf"/>
    </style:style>
    <style:style style:name="T51" style:family="text">
      <style:text-properties officeooo:rsid="007c431d"/>
    </style:style>
    <style:style style:name="T52" style:family="text">
      <style:text-properties fo:font-style="italic" officeooo:rsid="00813288" style:font-style-asian="italic" style:font-style-complex="italic"/>
    </style:style>
    <style:style style:name="T53" style:family="text">
      <style:text-properties fo:font-style="italic" officeooo:rsid="006d6802" style:font-style-asian="italic" style:font-style-complex="italic"/>
    </style:style>
    <style:style style:name="T54" style:family="text">
      <style:text-properties fo:font-style="italic" officeooo:rsid="0069adc7"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75f98e" style:font-style-asian="italic" style:font-weight-asian="bold" style:font-style-complex="italic" style:font-weight-complex="bold"/>
    </style:style>
    <style:style style:name="T57" style:family="text">
      <style:text-properties officeooo:rsid="007e41b8"/>
    </style:style>
    <style:style style:name="T58" style:family="text">
      <style:text-properties officeooo:rsid="008005fa"/>
    </style:style>
    <style:style style:name="T59" style:family="text">
      <style:text-properties officeooo:rsid="00813288"/>
    </style:style>
    <style:style style:name="T60" style:family="text">
      <style:text-properties fo:font-style="normal" fo:font-weight="normal" officeooo:rsid="00859ab4" style:font-style-asian="normal" style:font-weight-asian="normal" style:font-style-complex="normal" style:font-weight-complex="normal"/>
    </style:style>
    <style:style style:name="T61" style:family="text">
      <style:text-properties officeooo:rsid="0085ea60"/>
    </style:style>
    <style:style style:name="T62" style:family="text">
      <style:text-properties officeooo:rsid="0089d98f"/>
    </style:style>
    <style:style style:name="T63" style:family="text">
      <style:text-properties officeooo:rsid="00921630"/>
    </style:style>
    <style:style style:name="T64" style:family="text">
      <style:text-properties officeooo:rsid="0095dc56"/>
    </style:style>
    <style:style style:name="T65" style:family="text">
      <style:text-properties officeooo:rsid="0097d599"/>
    </style:style>
    <style:style style:name="T66" style:family="text">
      <style:text-properties officeooo:rsid="0097e326"/>
    </style:style>
    <style:style style:name="T67" style:family="text">
      <style:text-properties officeooo:rsid="009859cf"/>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aa98"/>
    </style:style>
    <style:style style:name="T72" style:family="text">
      <style:text-properties officeooo:rsid="00a7626c"/>
    </style:style>
    <style:style style:name="T73" style:family="text">
      <style:text-properties officeooo:rsid="00a8232b"/>
    </style:style>
    <style:style style:name="T74" style:family="text">
      <style:text-properties officeooo:rsid="00aacfb9"/>
    </style:style>
    <style:style style:name="T75" style:family="text">
      <style:text-properties officeooo:rsid="00ac817f"/>
    </style:style>
    <style:style style:name="T76" style:family="text">
      <style:text-properties officeooo:rsid="00adc3f0"/>
    </style:style>
    <style:style style:name="T77" style:family="text">
      <style:text-properties officeooo:rsid="00af805d"/>
    </style:style>
    <style:style style:name="T78" style:family="text">
      <style:text-properties officeooo:rsid="00b0b3ac"/>
    </style:style>
    <style:style style:name="T79" style:family="text">
      <style:text-properties officeooo:rsid="00b26b1f"/>
    </style:style>
    <style:style style:name="T80" style:family="text">
      <style:text-properties officeooo:rsid="00b456ae"/>
    </style:style>
    <style:style style:name="T81" style:family="text">
      <style:text-properties officeooo:rsid="00b543c1"/>
    </style:style>
    <style:style style:name="T82" style:family="text">
      <style:text-properties officeooo:rsid="00b655ee"/>
    </style:style>
    <style:style style:name="T83" style:family="text">
      <style:text-properties officeooo:rsid="00bb8213"/>
    </style:style>
    <style:style style:name="T84" style:family="text">
      <style:text-properties officeooo:rsid="00bcf00d"/>
    </style:style>
    <style:style style:name="T85" style:family="text">
      <style:text-properties officeooo:rsid="00be7424"/>
    </style:style>
    <style:style style:name="T86" style:family="text">
      <style:text-properties officeooo:rsid="00bf9c95"/>
    </style:style>
    <style:style style:name="T87" style:family="text">
      <style:text-properties officeooo:rsid="00c1061e"/>
    </style:style>
    <style:style style:name="T88" style:family="text">
      <style:text-properties officeooo:rsid="00c64334"/>
    </style:style>
    <style:style style:name="T89" style:family="text">
      <style:text-properties officeooo:rsid="00c68492"/>
    </style:style>
    <style:style style:name="T90" style:family="text">
      <style:text-properties officeooo:rsid="00c7cfbc"/>
    </style:style>
    <style:style style:name="T91" style:family="text">
      <style:text-properties fo:font-size="12pt" style:font-size-asian="12pt" style:font-size-complex="12pt"/>
    </style:style>
    <style:style style:name="T92" style:family="text">
      <style:text-properties fo:font-size="12pt" officeooo:rsid="00cae574" style:font-size-asian="12pt" style:font-size-complex="12pt"/>
    </style:style>
    <style:style style:name="T93" style:family="text">
      <style:text-properties officeooo:rsid="00ccb264"/>
    </style:style>
    <style:style style:name="T94" style:family="text">
      <style:text-properties officeooo:rsid="00d451f3"/>
    </style:style>
    <style:style style:name="T95" style:family="text">
      <style:text-properties officeooo:rsid="00da5ece"/>
    </style:style>
    <style:style style:name="T96" style:family="text">
      <style:text-properties officeooo:rsid="00db8163"/>
    </style:style>
    <style:style style:name="T97" style:family="text">
      <style:text-properties officeooo:rsid="00dd9523"/>
    </style:style>
    <style:style style:name="T98" style:family="text">
      <style:text-properties officeooo:rsid="00df828c"/>
    </style:style>
    <style:style style:name="T99" style:family="text">
      <style:text-properties officeooo:rsid="00e709d3"/>
    </style:style>
    <style:style style:name="T100" style:family="text">
      <style:text-properties officeooo:rsid="00e9b621"/>
    </style:style>
    <style:style style:name="T101" style:family="text">
      <style:text-properties officeooo:rsid="00eccf93"/>
    </style:style>
    <style:style style:name="T102" style:family="text">
      <style:text-properties officeooo:rsid="00ee6560"/>
    </style:style>
    <style:style style:name="T103" style:family="text">
      <style:text-properties officeooo:rsid="00f01d7b"/>
    </style:style>
    <style:style style:name="T104" style:family="text">
      <style:text-properties officeooo:rsid="00f10173"/>
    </style:style>
    <style:style style:name="T105" style:family="text">
      <style:text-properties officeooo:rsid="00f5aad1"/>
    </style:style>
    <style:style style:name="T106" style:family="text">
      <style:text-properties officeooo:rsid="00f5dfc4"/>
    </style:style>
    <style:style style:name="T107" style:family="text">
      <style:text-properties officeooo:rsid="00f872a9"/>
    </style:style>
    <style:style style:name="T108" style:family="text">
      <style:text-properties officeooo:rsid="00f88509"/>
    </style:style>
    <style:style style:name="T109" style:family="text">
      <style:text-properties officeooo:rsid="00fdeba4"/>
    </style:style>
    <style:style style:name="T110" style:family="text">
      <style:text-properties officeooo:rsid="00ff11ee"/>
    </style:style>
    <style:style style:name="T111" style:family="text">
      <style:text-properties officeooo:rsid="00ff7a7f"/>
    </style:style>
    <style:style style:name="T112" style:family="text">
      <style:text-properties officeooo:rsid="010b3fe5"/>
    </style:style>
    <style:style style:name="T113" style:family="text">
      <style:text-properties officeooo:rsid="01125574"/>
    </style:style>
    <style:style style:name="T114" style:family="text">
      <style:text-properties officeooo:rsid="01191e8c"/>
    </style:style>
    <style:style style:name="T115" style:family="text">
      <style:text-properties officeooo:rsid="011c1519"/>
    </style:style>
    <style:style style:name="T116" style:family="text">
      <style:text-properties officeooo:rsid="011dd1ba"/>
    </style:style>
    <style:style style:name="T117" style:family="text">
      <style:text-properties officeooo:rsid="01242ad9"/>
    </style:style>
    <style:style style:name="T118" style:family="text">
      <style:text-properties officeooo:rsid="012578a0"/>
    </style:style>
    <style:style style:name="T119" style:family="text">
      <style:text-properties officeooo:rsid="0129a8bc"/>
    </style:style>
    <style:style style:name="T120" style:family="text">
      <style:text-properties officeooo:rsid="012b5d8e"/>
    </style:style>
    <style:style style:name="T121" style:family="text">
      <style:text-properties officeooo:rsid="012d592e"/>
    </style:style>
    <style:style style:name="T122" style:family="text">
      <style:text-properties officeooo:rsid="012fbc7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9"><text:a xlink:type="simple" xlink:href="#__RefHeading___Toc1727_3012897631" text:style-name="Index_20_Link" text:visited-style-name="Index_20_Link">1 Présentation générale<text:tab/>3</text:a></text:p>
          <text:p text:style-name="P110"><text:a xlink:type="simple" xlink:href="#__RefHeading___Toc1729_3012897631" text:style-name="Index_20_Link" text:visited-style-name="Index_20_Link">1.1 Archétype<text:tab/>3</text:a></text:p>
          <text:p text:style-name="P110"><text:a xlink:type="simple" xlink:href="#__RefHeading___Toc1731_3012897631" text:style-name="Index_20_Link" text:visited-style-name="Index_20_Link">1.2 Règles du jeu<text:tab/>3</text:a></text:p>
          <text:p text:style-name="P110"><text:a xlink:type="simple" xlink:href="#__RefHeading___Toc1733_3012897631" text:style-name="Index_20_Link" text:visited-style-name="Index_20_Link">1.3 Ressources<text:tab/>4</text:a></text:p>
          <text:p text:style-name="P109"><text:a xlink:type="simple" xlink:href="#__RefHeading___Toc350_610041929" text:style-name="Index_20_Link" text:visited-style-name="Index_20_Link">2 Description et conception des états<text:tab/>5</text:a></text:p>
          <text:p text:style-name="P110"><text:a xlink:type="simple" xlink:href="#__RefHeading___Toc352_610041929" text:style-name="Index_20_Link" text:visited-style-name="Index_20_Link">2.1 Description des états<text:tab/>5</text:a></text:p>
          <text:p text:style-name="P117"><text:a xlink:type="simple" xlink:href="#__RefHeading___Toc354_610041929" text:style-name="Index_20_Link" text:visited-style-name="Index_20_Link">2.1.1 États éléments fixes<text:tab/>5</text:a></text:p>
          <text:p text:style-name="P117"><text:a xlink:type="simple" xlink:href="#__RefHeading___Toc356_610041929" text:style-name="Index_20_Link" text:visited-style-name="Index_20_Link">2.1.2 États éléments mobiles<text:tab/>6</text:a></text:p>
          <text:p text:style-name="P118"><text:a xlink:type="simple" xlink:href="#__RefHeading___Toc1141_642132712" text:style-name="Index_20_Link" text:visited-style-name="Index_20_Link">2.1.2.1 Personnages<text:tab/>6</text:a></text:p>
          <text:p text:style-name="P118"><text:a xlink:type="simple" xlink:href="#__RefHeading___Toc1143_642132712" text:style-name="Index_20_Link" text:visited-style-name="Index_20_Link">2.1.2.2 Curseur<text:tab/>6</text:a></text:p>
          <text:p text:style-name="P117"><text:a xlink:type="simple" xlink:href="#__RefHeading___Toc535_1509333526" text:style-name="Index_20_Link" text:visited-style-name="Index_20_Link">2.1.3 État général<text:tab/>6</text:a></text:p>
          <text:p text:style-name="P110"><text:a xlink:type="simple" xlink:href="#__RefHeading___Toc522_2313225597" text:style-name="Index_20_Link" text:visited-style-name="Index_20_Link">2.2 Conception Logicielle<text:tab/>7</text:a></text:p>
          <text:p text:style-name="P109"><text:a xlink:type="simple" xlink:href="#__RefHeading___Toc777_690543955" text:style-name="Index_20_Link" text:visited-style-name="Index_20_Link">3 Rendu : Stratégie et Conception<text:tab/>9</text:a></text:p>
          <text:p text:style-name="P110"><text:a xlink:type="simple" xlink:href="#__RefHeading___Toc627_690543955" text:style-name="Index_20_Link" text:visited-style-name="Index_20_Link">3.1 Stratégie de rendu d’un état<text:tab/>9</text:a></text:p>
          <text:p text:style-name="P110"><text:a xlink:type="simple" xlink:href="#__RefHeading___Toc594_2884892793" text:style-name="Index_20_Link" text:visited-style-name="Index_20_Link">3.2 Conception logicielle<text:tab/>10</text:a></text:p>
          <text:p text:style-name="P109"><text:a xlink:type="simple" xlink:href="#__RefHeading___Toc768_3220153374" text:style-name="Index_20_Link" text:visited-style-name="Index_20_Link">4 Règles de changement d’états et moteur de jeu<text:tab/>12</text:a></text:p>
          <text:p text:style-name="P110"><text:a xlink:type="simple" xlink:href="#__RefHeading___Toc770_3220153374" text:style-name="Index_20_Link" text:visited-style-name="Index_20_Link">4.1 Règles de changement d’états<text:tab/>12</text:a></text:p>
          <text:p text:style-name="P110"><text:a xlink:type="simple" xlink:href="#__RefHeading___Toc772_3220153374" text:style-name="Index_20_Link" text:visited-style-name="Index_20_Link">4.2 Conception logicielle<text:tab/>14</text:a></text:p>
          <text:p text:style-name="P109"><text:a xlink:type="simple" xlink:href="#__RefHeading___Toc1145_642132712" text:style-name="Index_20_Link" text:visited-style-name="Index_20_Link">5 Intelligence Artificielle<text:tab/>16</text:a></text:p>
          <text:p text:style-name="P110"><text:a xlink:type="simple" xlink:href="#__RefHeading___Toc1147_642132712" text:style-name="Index_20_Link" text:visited-style-name="Index_20_Link">5.1 Stratégies<text:tab/>16</text:a></text:p>
          <text:p text:style-name="P117"><text:a xlink:type="simple" xlink:href="#__RefHeading___Toc1149_642132712" text:style-name="Index_20_Link" text:visited-style-name="Index_20_Link">5.1.1 Intelligence aléatoire<text:tab/>16</text:a></text:p>
          <text:p text:style-name="P117"><text:a xlink:type="simple" xlink:href="#__RefHeading___Toc1048_581674379" text:style-name="Index_20_Link" text:visited-style-name="Index_20_Link">5.1.2 Intelligence basée sur des heuristiques<text:tab/>17</text:a></text:p>
          <text:p text:style-name="P117"><text:a xlink:type="simple" xlink:href="#__RefHeading___Toc1587_1546185602" text:style-name="Index_20_Link" text:visited-style-name="Index_20_Link">5.1.3 Intelligence avancée<text:tab/>18</text:a></text:p>
          <text:p text:style-name="P110"><text:a xlink:type="simple" xlink:href="#__RefHeading___Toc1151_642132712" text:style-name="Index_20_Link" text:visited-style-name="Index_20_Link">5.2 Conception Logicielle<text:tab/>19</text:a></text:p>
        </text:index-body>
      </text:table-of-content>
      <text:h text:style-name="P101" text:outline-level="1"/>
      <text:h text:style-name="P102"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3">L’objectif de ce projet est de réaliser un jeu semblable à </text:span><text:span text:style-name="T7">Fire Emblem 7</text:span><text:span text:style-name="T13"> (soit </text:span><text:span text:style-name="T7">Fire Emblem : Rekka no Ken</text:span><text:span text:style-name="T13">),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6"><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1">Si toutes les unités d’un joueur sont tuées, il a perdu.</text:span></text:p>
      <text:p text:style-name="P13"><text:tab/>Les équipes de personnages sont constituées d’unités ayant des statistiques personnelles <text:span text:style-name="T14">pour le combat (</text:span>points de vie, <text:span text:style-name="T14">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4">Une particularité des combats est le « triangle des armes » : les armes sont plus ou moins efficaces les unes contre les autres (l’épée est efficace contre la hache, qui est efficace contre la lance, elle-même efficace contre l’épée). </text:span></text:p>
      <text:p text:style-name="P62"><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4">d’esquiver</text:span> une attaque<text:span text:style-name="T15">).</text:span></text:p>
      <text:h text:style-name="Heading_20_2" text:outline-level="2"><text:bookmark-start text:name="__RefHeading___Toc1733_3012897631"/>Ressources<text:bookmark-end text:name="__RefHeading___Toc1733_3012897631"/></text:h>
      <text:p text:style-name="P11"><text:tab/><text:span text:style-name="T17">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8">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2"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2">s gros plans sur les personnages</text:span></text:p>
          </table:table-cell>
        </table:table-row>
      </table:table>
      <text:p text:style-name="P10"/>
      <text:p text:style-name="P10"><text:tab/><text:span text:style-name="T19">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0">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6"><text:tab/>Un état de jeu est formé par un ensemble d’éléments fixes (les différents terrains <text:span text:style-name="T30">qui composent</text:span> la carte de jeu) et un ensemble d’éléments mobiles (<text:span text:style-name="T27">les </text:span>personnages<text:span text:style-name="T23">)</text:span>. <text:span text:style-name="T22">Tous les éléments possèdent les propriétés suivantes :</text:span></text:p>
      <text:list xml:id="list4187270420" text:style-name="L1">
        <text:list-item>
          <text:p text:style-name="P81">Un nom</text:p>
        </text:list-item>
        <text:list-item>
          <text:p text:style-name="P82">Des coordonnées (x,y) dans la grille</text:p>
        </text:list-item>
        <text:list-item>
          <text:p text:style-name="P82">Des statistiques propres (PV, attaque, défense, esquive, critique)</text:p>
        </text:list-item>
        <text:list-item>
          <text:p text:style-name="P83">Un code de tuile</text:p>
        </text:list-item>
      </text:list>
      <text:p text:style-name="P57"/>
      <text:h text:style-name="P111" text:outline-level="3"><text:bookmark-start text:name="__RefHeading___Toc354_610041929"/><text:span text:style-name="T29">États</text:span> <text:span text:style-name="T22">éléments</text:span> fixes<text:bookmark-end text:name="__RefHeading___Toc354_610041929"/></text:h>
      <text:p text:style-name="P12"><text:tab/>La carte de jeu est formée par une grille d’éléments de type Terrain. <text:span text:style-name="T27">C’est une grille de taille 25 cases par 25 cases. Il existe différents types de terrains :</text:span></text:p>
      <text:p text:style-name="P58"><text:span text:style-name="T6">Terrains </text:span><text:span text:style-name="T8">non </text:span><text:span text:style-name="T6">praticables :</text:span> ils sont inaccessibles aux éléments mobiles <text:span text:style-name="T28">et n’ont donc aucune influence sur eux</text:span>. <text:span text:style-name="T28">Les terrains non praticables sont listés ci-dessous :</text:span></text:p>
      <text:list xml:id="list2558942489" text:style-name="L2">
        <text:list-item>
          <text:p text:style-name="P84">Mur</text:p>
        </text:list-item>
        <text:list-item>
          <text:p text:style-name="P84">Rivière</text:p>
        </text:list-item>
        <text:list-item>
          <text:p text:style-name="P84">Montagne</text:p>
        </text:list-item>
        <text:list-item>
          <text:p text:style-name="P84">Falaise</text:p>
        </text:list-item>
      </text:list>
      <text:p text:style-name="P55"><text:span text:style-name="T6">Terrains praticables :</text:span> <text:span text:style-name="T28">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069633661" text:style-name="L3">
        <text:list-item>
          <text:p text:style-name="P86">Les plaines : elles ne changent pas les statistiques d<text:span text:style-name="T31">es personnages</text:span></text:p>
        </text:list-item>
        <text:list-item>
          <text:p text:style-name="P85"><text:span text:style-name="T24">Les</text:span> <text:span text:style-name="T24">forêts : elles augmentent l’esquive des personnages situés dessus</text:span></text:p>
        </text:list-item>
        <text:list-item>
          <text:p text:style-name="P87">Les collines : elles augmentent la défense d<text:span text:style-name="T31">es</text:span> personnage<text:span text:style-name="T31">s</text:span> situé dessus</text:p>
        </text:list-item>
        <text:list-item>
          <text:p text:style-name="P88">Les ponts : ils ne changent pas les statistiques du personnage situé dessus <text:span text:style-name="T31">mais permettent de traverser les rivières</text:span></text:p>
        </text:list-item>
        <text:list-item>
          <text:p text:style-name="P89">Les forteresses : à chaque tour elles redonnent plusieurs points de vie au personnage situé dessus sauf s’il a déjà tous ses points de vie.</text:p>
        </text:list-item>
        <text:list-item>
          <text:p text:style-name="P90">Les maisons : à chaque tour elles redonnent un point de vie au personnage situé dessus sauf s’il a déjà tous ses points de vie.</text:p>
        </text:list-item>
      </text:list>
      <text:h text:style-name="P114" text:outline-level="3"><text:bookmark-start text:name="__RefHeading___Toc356_610041929"/>États éléments mobiles<text:bookmark-end text:name="__RefHeading___Toc356_610041929"/></text:h>
      <text:p text:style-name="P46"><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2">(identifiée par un code et un nom)</text:span>, un camp, <text:span text:style-name="T35">un champ de mouvement, un champ d’attaque, </text:span>un statut <text:span text:style-name="T39">et un typeID</text:span>. </text:p>
      <text:p text:style-name="P20">Le statut représente l’état dans lequel se trouve un personnage à un instant donné : </text:p>
      <text:list xml:id="list3313457060" text:style-name="L4">
        <text:list-item>
          <text:p text:style-name="P91"><text:span text:style-name="T28">Sélectionné</text:span> : <text:span text:style-name="T33">dans le cas où l</text:span>e personnage a été sélectionné par le joueur <text:span text:style-name="T25">pour effectuer une action.</text:span></text:p>
        </text:list-item>
        <text:list-item>
          <text:p text:style-name="P92">Disponible : <text:span text:style-name="T33">dans le</text:span> cas où le personnage peut-être sélectionné <text:span text:style-name="T33">et n’a pas encore agi.</text:span></text:p>
        </text:list-item>
        <text:list-item>
          <text:p text:style-name="P93">Attente : <text:span text:style-name="T33">dans le </text:span>cas où le personnage ne peut-être sélectionné car :</text:p>
          <text:list>
            <text:list-item>
              <text:p text:style-name="P93"><text:s/>c’est le tour du joueur adverse</text:p>
            </text:list-item>
            <text:list-item>
              <text:p text:style-name="P93"><text:s/><text:span text:style-name="T33">l</text:span>e personnage a déjà effectué toutes les actions disponibles <text:span text:style-name="T33">pour ce tour</text:span></text:p>
            </text:list-item>
          </text:list>
        </text:list-item>
        <text:list-item>
          <text:p text:style-name="P92">Mort : <text:span text:style-name="T33">dans le </text:span>cas où le nombre de points de vie du personnage vaut 0.</text:p>
        </text:list-item>
      </text:list>
      <text:p text:style-name="P22">Le typeID représente le type auquel appartient un personnage :</text:p>
      <text:list xml:id="list2153974031" text:style-name="L5">
        <text:list-item>
          <text:p text:style-name="P64">Archer </text:p>
        </text:list-item>
        <text:list-item>
          <text:p text:style-name="P64">Brigand</text:p>
        </text:list-item>
        <text:list-item>
          <text:p text:style-name="P64">Chevalier </text:p>
        </text:list-item>
        <text:list-item>
          <text:p text:style-name="P64">Guerrier </text:p>
        </text:list-item>
      </text:list>
      <text:p text:style-name="P19"><text:span text:style-name="T26">Les</text:span> différents types de personnages <text:span text:style-name="T39">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91"><text:tab/></text:span><text:span text:style-name="T92">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59"><text:tab/>A l’ensemble des éléments statiques et mobiles nous rajoutons la propriété suivante :</text:p>
      <text:list xml:id="list3235123955" text:style-name="L6">
        <text:list-item>
          <text:p text:style-name="P94">tour : le nombre de tour<text:span text:style-name="T34">s</text:span> qui ont été joués</text:p>
        </text:list-item>
        <text:list-item>
          <text:p text:style-name="P95">fin : un booléen qui indique si la partie est terminée</text:p>
        </text:list-item>
      </text:list>
      <text:h text:style-name="P106" text:outline-level="2"><text:bookmark-start text:name="__RefHeading___Toc522_2313225597"/>Conception Logiciel<text:span text:style-name="T36">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8">qui permet d’accéder à toutes les données qui forment un état. Elle</text:span> contient un tableau à <text:span text:style-name="T38">deux </text:span>dimensions <text:span text:style-name="T90">de pointeurs de Terrain formant la grille de jeu, un tableau à une dimension de pointeurs de Personnage se situant sur la grille et un pointeur de Curseur.</text:span></text:p>
      <text:p text:style-name="P44"><text:span text:style-name="T6">Classes Element :</text:span> Toutes <text:span text:style-name="T37">les classes filles issues de la classe mère Element (beige)</text:span> <text:span text:style-name="T37">p</text:span>ermettent de représenter les différentes catégories <text:s/>d’élément<text:span text:style-name="T37">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3">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15"><draw:frame draw:style-name="fr4" draw:name="Image6" text:anchor-type="paragraph" svg:width="25.7cm" svg:height="14.102cm" draw:z-index="5"><draw:image xlink:href="Pictures/10064D83000130600000D00D360DF414EE0AB15C.svg" xlink:type="simple" xlink:show="embed" xlink:actuate="onLoad" loext:mime-type="image/svg+xml"/><draw:image xlink:href="Pictures/100002010000035700000249FF2FB5C4C8D144B6.png" xlink:type="simple" xlink:show="embed" xlink:actuate="onLoad"/></draw:frame></text:p>
      <text:p text:style-name="P63">Figure 5 – Diagramme des classes d’état</text:p>
      <text:h text:style-name="P103"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0">avons fait le choix d’un rendu par tuile à l’aide de la bibliothèque SFML. </text:span></text:p>
      <text:p text:style-name="Text_20_body"><text:tab/>Nous divisons la scène à afficher en trois <text:span text:style-name="T49">surfaces </text:span>: un<text:span text:style-name="T42">e surface</text:span> contenant les éléments statiques Terrain, un<text:span text:style-name="T42">e</text:span> <text:span text:style-name="T42">surface</text:span> pour les éléments mobiles Personnage et un<text:span text:style-name="T42">e</text:span> <text:span text:style-name="T42">surface </text:span>pour les informations de jeu (<text:span text:style-name="T50">statistiques et </text:span>nom d’un personnage, tour de jeu…). </text:p>
      <text:p text:style-name="P25"><text:tab/>La grille de Terrain est créée à partir d<text:span text:style-name="T51">u</text:span> fichier texte « <text:span text:style-name="T56">map1.txt</text:span><text:span text:style-name="T10"> »</text:span><text:span text:style-name="T48"> </text:span>composé de 25<text:span text:style-name="T47">x</text:span>25 <text:span text:style-name="T57">codes</text:span> de tuile<text:span text:style-name="T57">s</text:span>. <text:span text:style-name="T48">La classe Correspondances (dans le package state) possède un</text:span> tableau de correspondance <text:span text:style-name="T58">pour les TerrainPraticables et un autre pour les TerrainsNonPraticables. Ces std::map associent</text:span> à chaque <text:span text:style-name="T58">code de tuile</text:span> un <text:span text:style-name="T58">ID de </text:span>terrain spécifique. <text:span text:style-name="T59">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2">« </text:span><text:span text:style-name="T56">map1.txt » </text:span><text:span text:style-name="T60">(qui se trouve dans res/)</text:span><text:span text:style-name="T10">.</text:span></text:p>
      <text:p text:style-name="P26"><text:tab/>La méthode initGrille de <text:span text:style-name="T47">la classe </text:span>Etat <text:span text:style-name="T47">(package state)</text:span> nous permet de fabriquer pour chaque <text:span text:style-name="T61">code tuile du fichier </text:span><text:span text:style-name="T52">« </text:span><text:span text:style-name="T56">map1.txt »</text:span> le terrain correspondant, de créer un pointeur <text:span text:style-name="T47">unique </text:span>vers cet objet et de l’ajouter à <text:span text:style-name="T61">la grille (tableau à deux dimensions contenant</text:span> de<text:span text:style-name="T47">s</text:span> pointeur<text:span text:style-name="T47">s</text:span> de Terrain<text:span text:style-name="T47">).</text:span></text:p>
      <text:p text:style-name="P47"><text:tab/>Les personnages eux ne sont pas créés à partir d’un fichier, pour l’instant ils sont créés par la méthode initPersonnages de la classe Etat.</text:p>
      <text:p text:style-name="P43"><text:tab/><text:span text:style-name="T90">La méthode initCurseur permet d’initialiser un pointeur de Curseur.</text:span></text:p>
      <text:h text:style-name="P106" text:outline-level="2"><text:bookmark-start text:name="__RefHeading___Toc594_2884892793"/>Conception logiciel<text:span text:style-name="T80">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7">de Vertex (quads)</text:span> contenant la position des éléments et leurs coordonnées dans la texture. Elle possède <text:span text:style-name="T62">les</text:span> méthodes <text:span text:style-name="T45">loadGrille, loadPersonnage</text:span> <text:span text:style-name="T89">et loadCurseur lui permettant d’initialiser ses attributs à partir d’un tableau de Terrain, d’une liste de Personnage ou d’un Curseur et d’un fichier « </text:span><text:span text:style-name="T53">grille_tileset.png</text:span><text:span text:style-name="T45"> », « </text:span><text:span text:style-name="T53">personnage_tileset.png</text:span><text:span text:style-name="T45"> » ou « </text:span><text:span text:style-name="T53">curseur_tileset.png</text:span><text:span text:style-name="T45">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2">des entiers </text:span>cellWidth <text:span text:style-name="T42">et </text:span>cellHeight <text:span text:style-name="T44">(qui représentent respectivement la largeur et la longueur en pixel d’une tuile)</text:span> et <text:span text:style-name="T42">une chaîne de caractères imageFile (chemin vers un « </text:span><text:span text:style-name="T54">fichier.png</text:span><text:span text:style-name="T42"> »). L’ID peut prendre différentes valeurs :</text:span></text:p>
      <text:list xml:id="list3941652459" text:style-name="L7">
        <text:list-item>
          <text:p text:style-name="P66">GRILLESET</text:p>
        </text:list-item>
        <text:list-item>
          <text:p text:style-name="P65">PERSONNAGETILESET</text:p>
        </text:list-item>
        <text:list-item>
          <text:p text:style-name="P67">CURSEURTILESET</text:p>
        </text:list-item>
        <text:list-item>
          <text:p text:style-name="P65">INFOSTILESET</text:p>
        </text:list-item>
      </text:list>
      <text:p text:style-name="P24"><text:tab/>Suivant l’ID passé en argument du constructeur de TileSet, les attributs cellWidth, cellHeight et <text:span text:style-name="T43">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6">E</text:span>tat. <text:span text:style-name="T62">Elle possède également un tableau de pointeurs de TileSet et un autre de pointeurs de Surface. </text:span>Le but de cette classe est de créer <text:span text:style-name="T90">trois </text:span>surfaces grâce à la méthode initSurfac<text:span text:style-name="T41">e et d’initialiser leur texture. Cette classe est un observateur, elle implémente l’interface IObserver pour être avertie des changements d’état. Elle réagit ensuite en actualisant les textures.</text:span></text:p>
      <text:p text:style-name="P27"/>
      <text:p text:style-name="P116"><draw:frame draw:style-name="fr3" draw:name="Image7" text:anchor-type="paragraph" svg:width="25.7cm" svg:height="10.941cm" draw:z-index="6"><draw:image xlink:href="Pictures/100350280000ECDA000064D7E11B400C9E35251E.svg" xlink:type="simple" xlink:show="embed" xlink:actuate="onLoad" loext:mime-type="image/svg+xml"/><draw:image xlink:href="Pictures/100002010000043C000001CDC544788B24B9E7D6.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104" text:outline-level="1"><text:bookmark-start text:name="__RefHeading___Toc768_3220153374"/>Règles de changement d’états et moteur de jeu<text:bookmark-end text:name="__RefHeading___Toc768_3220153374"/></text:h>
      <text:h text:style-name="P105" text:outline-level="2"><text:bookmark-start text:name="__RefHeading___Toc770_3220153374"/>Règles de changement d’états<text:bookmark-end text:name="__RefHeading___Toc770_3220153374"/></text:h>
      <text:p text:style-name="P30"><text:tab/>En début de tour, <text:span text:style-name="T64">tous les personnages d’un joueur possèdent le statut</text:span> <text:span text:style-name="T64">DISPONIBLE. Ils </text:span>peu<text:span text:style-name="T64">vent</text:span> <text:span text:style-name="T64">donc tous être SÉLECTIONNÉS. Lorsqu’un personnage est SÉLECTIONNÉ par un joueur il peut effectuer selon les cas au moins une des 3 actions <text:s/>listées ci-dessous :</text:span></text:p>
      <text:list xml:id="list2375515196" text:style-name="L8">
        <text:list-item>
          <text:p text:style-name="P99">Se déplacer</text:p>
        </text:list-item>
        <text:list-item>
          <text:p text:style-name="P96">Attaquer</text:p>
        </text:list-item>
        <text:list-item>
          <text:p text:style-name="P96">Terminer ses actions (son tour)</text:p>
        </text:list-item>
      </text:list>
      <text:p text:style-name="P29"><text:tab/>Un personnage ne peut se déplacer que d’une case <text:span text:style-name="T65">par une</text:span> case <text:span text:style-name="T68">(sur des terrains praticables et inoccupés) </text:span>. Il possède des points de mouvements qui correspondent au nombre de déplacement maximum qu’il lui est possible de faire. Lorsque <text:span text:style-name="T64">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3">alliées</text:span> ne sont pas autorisées).</text:p>
      <text:p text:style-name="P32"><text:span text:style-name="T66"><text:tab/>Lorsqu’un personnage </text:span>termine ses actions, <text:span text:style-name="T66">son statut devient</text:span> <text:span text:style-name="T66">ATTENTE. Cela signifie qu’il ne</text:span> pourra plus être SÉLECTIONNÉ <text:span text:style-name="T66">(et ne pourra donc plus effectuer d’actions) </text:span>avant le prochain tour du joueur.</text:p>
      <text:p text:style-name="P35"><text:tab/><text:span text:style-name="T76">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4">s</text:span> d’actions possibles : </text:p>
      <text:list xml:id="list2689916978" text:style-name="L9">
        <text:list-item>
          <text:p text:style-name="P97"><text:span text:style-name="T65">A</text:span>ttaquer directement <text:span text:style-name="T67">(</text:span>lorsque cela est possible<text:span text:style-name="T67">) ce qui</text:span> termine <text:span text:style-name="T75">automatiquement le tour d’un personnage</text:span></text:p>
        </text:list-item>
        <text:list-item>
          <text:p text:style-name="P98">Effectuer un ou plusieurs déplacements , attaquer puis terminer son tour <text:span text:style-name="T77">automatiquement</text:span></text:p>
        </text:list-item>
        <text:list-item>
          <text:p text:style-name="P97">Effectuer un ou plusieurs déplacements puis terminer son tour <text:span text:style-name="T77">manuellement</text:span></text:p>
        </text:list-item>
        <text:list-item>
          <text:p text:style-name="P97">Terminer son tour directement sans avoir effectuer aucune autre action</text:p>
        </text:list-item>
      </text:list>
      <text:p text:style-name="P60"/>
      <text:p text:style-name="P61"><text:tab/>Le tour de jeu d’un joueur est terminé lorsque tous ses personnages sont en ATTENTE. C’est alors le tour du joueur adverse. </text:p>
      <text:p text:style-name="P61"><text:tab/>Lorsqu’un personnage est attaqué par un ennemi, il tente toujours une contre-attaque (à moins d’avoir été achevé durant l<text:span text:style-name="T78">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9">à la fin du tour adverse et </text:span>le joueur adverse gagne.</text:p>
      <text:p text:style-name="P36"><text:span text:style-name="T69"><text:tab/>Chaque action effectuée modifie l’état. </text:span>Le choix du personnage sélectionné et des actions effectuées <text:span text:style-name="T79">est</text:span> <text:span text:style-name="T93">défini</text:span> par des commandes. </text:p>
      <text:p text:style-name="P36"><text:tab/><text:span text:style-name="T93">L</text:span>es commandes <text:span text:style-name="T94">du joueur </text:span>sont <text:span text:style-name="T93">provoquées par une pression sur une touche</text:span>.</text:p>
      <text:list xml:id="list1935059109" text:style-name="L10">
        <text:list-item>
          <text:p text:style-name="P68">Déplacer le curseur : flèches « haut/bas/gauche/droite ».</text:p>
        </text:list-item>
        <text:list-item>
          <text:p text:style-name="P69">Sélectionner un personnage : « Enter » (lorsque le curseur encadre le personnage).</text:p>
          <text:list>
            <text:list-item>
              <text:p text:style-name="P70">Déplacer un personnage : flèche « haut/bas/droite/gauche » (le personnage doit avoir été sélectionné au préalable).</text:p>
            </text:list-item>
            <text:list-item>
              <text:p text:style-name="P71">Attaquer : « A » puis déplacer le curseur avec les flèches sur la case d’un adversaire puis « Enter » pour confirmer l’attaque (le personnage doit avoir été sélectionné au préalable).</text:p>
              <text:list>
                <text:list-item>
                  <text:p text:style-name="P70">Annuler une attaque : Appuyer sur « <text:span text:style-name="T100">N</text:span> ».</text:p>
                </text:list-item>
              </text:list>
            </text:list-item>
            <text:list-item>
              <text:p text:style-name="P71">Terminer le tour d’actions d’un personnage : « Z » (le personnage doit avoir été sélectionné au préalable).</text:p>
            </text:list-item>
          </text:list>
        </text:list-item>
      </text:list>
      <text:p text:style-name="P37"/>
      <text:h text:style-name="P107" text:outline-level="2"><text:bookmark-start text:name="__RefHeading___Toc772_3220153374"/>Conception logicielle<text:bookmark-end text:name="__RefHeading___Toc772_3220153374"/></text:h>
      <text:p text:style-name="P33"><text:tab/>Le diagramme des classes pour le moteur de jeu (« <text:span text:style-name="T55">engine.dia</text:span> ») est présenté en <text:span text:style-name="T99">F</text:span>igure 7. Le moteur de jeu repose sur le Design Pattern Command.</text:p>
      <text:p text:style-name="P34"><text:span text:style-name="T6">Classe Moteur :</text:span> C’est le cœur du moteur. Elle permet de stocker les commandes dans une std::map avec clef entière <text:span text:style-name="T72">(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0">une fois executées</text:span>. <text:span text:style-name="T70">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79"><text:span text:style-name="T6">Classes Commandes :</text:span> Les classes Attaque, Deplacement et FinAction, héritant de la classe Commande, possède<text:span text:style-name="T81">nt</text:span> chacune une méthode « execute » qui <text:span text:style-name="T71">fait </text:span>effectue<text:span text:style-name="T71">r à un personnage</text:span> <text:span text:style-name="T81">l’action correspondante</text:span>.</text:p>
      <text:p text:style-name="P80"><text:span text:style-name="T6">Classes Actions :</text:span> <text:span text:style-name="T122">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16"><draw:frame draw:style-name="fr4" draw:name="Image8" text:anchor-type="paragraph" svg:width="25.7cm" svg:height="13.474cm" draw:z-index="7"><draw:image xlink:href="Pictures/100484DA0001278E0000A6B5BABCB0FD68E27A81.svg" xlink:type="simple" xlink:show="embed" xlink:actuate="onLoad" loext:mime-type="image/svg+xml"/><draw:image xlink:href="Pictures/10000201000003AE00000213DBB803B6ECB0E100.png" xlink:type="simple" xlink:show="embed" xlink:actuate="onLoad"/></draw:frame></text:p>
      <text:p text:style-name="Légende_20_Figure">Figure 7 – Diagramme des classes d<text:span text:style-name="T82">e</text:span> moteur</text:p>
      <text:h text:style-name="P104"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6">contrôle</text:span> une liste de personnages qu’elle va sélectionner l<text:span text:style-name="T95">es </text:span>un<text:span text:style-name="T95">s</text:span> après l<text:span text:style-name="T95">es </text:span>autre<text:span text:style-name="T95">s</text:span> <text:span text:style-name="T83">lors de son <text:s/>tour de jeu.</text:span> Une fois <text:span text:style-name="T83">un </text:span>personnage sélectionné, un <text:span text:style-name="T83">entier correspondant à une </text:span>action <text:span text:style-name="T83">précise </text:span>est choisi au hasard parmi <text:span text:style-name="T83">3 : 0 (se déplacer)</text:span>, 1 <text:span text:style-name="T83">(</text:span>attaque<text:span text:style-name="T83">r), 2 (terminer son tour d’actions)</text:span>. </text:p>
      <text:p text:style-name="P42"><text:tab/>Si « se déplacer » est choisi et que le personnage sélectionné possède encore des points de mouvement, <text:span text:style-name="T86">une destination va être choisie aléatoirement parmi une liste de destinations possibles. Si la liste n’est pas vide,</text:span> <text:span text:style-name="T87">le </text:span>personnage se déplacera. <text:span text:style-name="T87">Sinon il ne pourra pas se déplacer. Dans les deux cas, il restera SÉLECTIONNÉ et l’IA pourra donc continuer à le manipuler (une nouvelle action aléatoire sera tentée après celle-ci).</text:span></text:p>
      <text:p text:style-name="P41"><text:tab/>Si « attaque<text:span text:style-name="T88">r</text:span> » est choisi, <text:span text:style-name="T86">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5">terminer son tour d’actions »</text:span> est choisi, <text:span text:style-name="T84">le personnage va terminer son tour d’actions directement. Il passera donc en ATTENTE. L’IA ne pourra plus manipuler ce personnage et sélectionnera le personnage suivant.</text:span></text:p>
      <text:p text:style-name="P51"><text:tab/>Le tour de l’IA est terminé lorsque tous ses personnages ont été sélectionnés et sont en ATTENTE ou MORT. <text:span text:style-name="T85">L’IA pourra de nouveau sélectionner ses personnages (à condition qu’ils ne soient pas morts) au tour suivant et ce schéma se répétera jusqu’à la fin de la partie.</text:span></text:p>
      <text:h text:style-name="P112" text:outline-level="3"/>
      <text:h text:style-name="P113" text:outline-level="3"><text:bookmark-start text:name="__RefHeading___Toc1048_581674379"/>Intelligence basée sur des heuristiques<text:bookmark-end text:name="__RefHeading___Toc1048_581674379"/></text:h>
      <text:p text:style-name="P48"><text:tab/>Nous proposons ensuite un ensemble d’heuristiques pour offrir un comportement meilleur que le hasard et donner un chance à l’IA de remporter la partie.</text:p>
      <text:p text:style-name="P48"><text:tab/>On privilégie <text:span text:style-name="T103">presque </text:span>toujours l’attaque au déplacement et <text:span text:style-name="T102">le déplacement </text:span>à la fin du tour d’actions.</text:p>
      <text:p text:style-name="P48"><text:tab/><text:span text:style-name="T109">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8"><text:tab/>Si <text:span text:style-name="T107">le </text:span>personnage <text:span text:style-name="T107">sélectionné</text:span> <text:span text:style-name="T101">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2"><text:tab/>Si le personnage peut attaquer mais que son nombre de PV est trop faible (<text:span text:style-name="T108">inférieur ou égal à</text:span> 5 PV), <text:span text:style-name="T104">il va tenter de se déplacer vers le refuge le plus proche (MAISON ou FORTERESSE) pour récupérer des PV. S’il n’y a aucun refuge sur la map ou si tous sont indisponibles, le personnage prendra le risque d’attaquer ou terminera son tour.</text:span></text:p>
      <text:p text:style-name="P49"><text:tab/>Si le personnage ne peut pas attaquer immédiatement <text:span text:style-name="T110">sa cible</text:span>, <text:span text:style-name="T110">il va</text:span> tenter de s’en approcher <text:span text:style-name="T110">avec des déplacements définis après un calcul de chemin réalisé </text:span>grâce à un algorithme <text:span text:style-name="T102">A* (algorithme</text:span> <text:span text:style-name="T102">de recherche d’un chemin de coût minimal). Si ces déplacements ne sont pas possibles, il attaquera les autres ennemis à sa portée qui le bloquent.</text:span></text:p>
      <text:p text:style-name="P53"><text:tab/>Si le personnage ne peut ni attaquer ni se déplacer <text:span text:style-name="T117">vers son objectif </text:span>(<text:span text:style-name="T111">s’</text:span>il est bloqué par des alliés ou des murs par exemple), <text:span text:style-name="T117">il va rechercher un nouvel objectif et refaire tous les tests précédents pour s’en approcher.</text:span></text:p>
      <text:p text:style-name="P53"><text:tab/><text:span text:style-name="T117">Si aucun des objectifs n’est atteignable, il terminera on tour.</text:span></text:p>
      <text:h text:style-name="P113" text:outline-level="3"><text:bookmark-start text:name="__RefHeading___Toc1587_1546185602"/>Intelligence avancée<text:bookmark-end text:name="__RefHeading___Toc1587_1546185602"/></text:h>
      <text:p text:style-name="P54"><text:tab/>Nous proposons une intelligence plus avancée en suivant les méthodes de résolution de problèmes à états finis. <text:span text:style-name="T113">On se base sur un algorithme minimax pour que l’IA détermine quels sont les choix de commandes optimaux en prenant en compte ce que va faire le joueur au prochain tour.</text:span></text:p>
      <text:p text:style-name="P72"><text:tab/>La stratégie est la suivante : <text:span text:style-name="T114">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74"><text:tab/>On simule alors un graphe virtuel où chaque nœud correspond à une action simulée et dont les nœuds suivants sont les actions possibles après cette <text:span text:style-name="T115">action</text:span>. Une branche est donc une succession d’actions de l’IA puis du joueur, soit la simulation d’un tour <text:span text:style-name="T120">complet </text:span>de l’IA puis <text:span text:style-name="T115">d’un tour</text:span> <text:span text:style-name="T120">complet </text:span>du joueur.</text:p>
      <text:p text:style-name="P74"><text:tab/><text:span text:style-name="T116">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75"><text:tab/>Pour passer d’une branche à une autre, une fois qu’une branche est simulée en entier et que son score est calculé, on annule la dernière action et on revient donc à l’état précédent, un nœud <text:span text:style-name="T118">plus haut dans</text:span> le graphe, <text:span text:style-name="T120">de manière récursive.</text:span></text:p>
      <text:p text:style-name="P75"><text:tab/><text:span text:style-name="T121">En effet, lors de ces simulations, ce sont des Actions qui sont effectuées et non des Commandes. Les Actions ont la particularité de pouvoir être annulées car chaque action garde en mémoire ce qu’elle a modifié dans l’état.</text:span></text:p>
      <text:p text:style-name="P73"/>
      <text:h text:style-name="P108"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97">F</text:span>igure 8.</text:p>
      <text:p text:style-name="P38"><text:span text:style-name="T6">Classe IA :</text:span> Les classes filles de la classe IA implémentent différentes stratégies d’IA. <text:span text:style-name="T98">Elles possèdent un camp et une fonction « run ».</text:span></text:p>
      <text:p text:style-name="P38"><text:span text:style-name="T6">Classe RandomIA :</text:span> Classe qui implémente l’IA aléatoire.</text:p>
      <text:p text:style-name="P50"><text:span text:style-name="T6">Class</text:span><text:span text:style-name="T11">e</text:span><text:span text:style-name="T6"> HeuriticIA :</text:span> Classe qui implémente l’IA heuristique. La fonction findObjectif <text:span text:style-name="T105">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77"><text:span text:style-name="T6">Classe Sommet :</text:span> <text:span text:style-name="T106">Un sommet est une Position qui possède un prédécesseur. Des instances de Sommet sont utilisées dans la recherche d’un chemin.</text:span></text:p>
      <text:p text:style-name="P78"><text:span text:style-name="T6">Classe De</text:span><text:span text:style-name="T12">e</text:span><text:span text:style-name="T6">pIA :</text:span> Classe qui implémente l’IA avancée. <text:span text:style-name="T119">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0"/>
      <text:p text:style-name="P100"><draw:frame draw:style-name="fr5" draw:name="Image9" text:anchor-type="paragraph" svg:width="25.7cm" svg:height="10.774cm" draw:z-index="8"><draw:image xlink:href="Pictures/100437D4000139780000836E4F22A9508935CC44.svg" xlink:type="simple" xlink:show="embed" xlink:actuate="onLoad" loext:mime-type="image/svg+xml"/><draw:image xlink:href="Pictures/1000020100000444000001CAADF0FEC1CD7BEA0F.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9</text:page-number>/<text:page-count>20</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0</text:page-number>/<text:page-count>20</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0H12M16S</meta:editing-duration>
    <meta:editing-cycles>153</meta:editing-cycles>
    <meta:generator>LibreOffice/6.0.3.2$Linux_X86_64 LibreOffice_project/00m0$Build-2</meta:generator>
    <dc:date>2018-12-13T16:15:26.001889366</dc:date>
    <meta:document-statistic meta:table-count="7" meta:image-count="9" meta:object-count="0" meta:page-count="20" meta:paragraph-count="183" meta:word-count="3810" meta:character-count="23094" meta:non-whitespace-character-count="19442"/>
  </office:meta>
</office:document-meta>
</file>